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rameRequestProcessorAspect.getRequiredValu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ameRequestProcessorAspect.getRequestParameterName( RequestProcessorAspect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ameRequestProcessorAspect.publish( PortalService service , Layout layout , String [ ]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